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PoolAccessManager.JDBCDiskCachePoolAccessManager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Manager.getInstance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DiskCachePoolAccessManager.setProp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Manager.ge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Manager.configurePoolAccessAttributes( String poo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DiskCachePoolAccessManager.getJDBCDiskCachePoolAccess( String poo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